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ning for multiple IDs in ramuser edi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amUser: sync on creati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evrait afficher le user shortname dans schedulee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u schedule peut etre un peu plus gran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line: pipename not update when pipefile updat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do progress bar on batch (schedule &amp; item tables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52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23:'General tasks'.AMJ1048576 'General tasks'.A9:'General tasks'.B9 'General tasks'.A24:'General tasks'.B1048576 'General tasks'.C19:'General tasks'.AMJ19 'General tasks'.A19:'General tasks'.B19 'General tasks'.C9:'General tasks'.AMJ18 'General tasks'.A11:'General tasks'.B18 'General tasks'.A21:'General tasks'.AMJ21 'General tasks'.B20:'General tasks'.B20 'General tasks'.A1:'General tasks'.AMJ8 'General tasks'.B22:'General tasks'.B22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23:'General tasks'.B2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15:37:54.426183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1T18:01:36.963626614</dc:date>
    <meta:editing-duration>PT13H43M37S</meta:editing-duration>
    <meta:editing-cycles>111</meta:editing-cycles>
    <meta:document-statistic meta:table-count="11" meta:cell-count="267" meta:object-count="0"/>
  </office:meta>
</office:document-meta>
</file>